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4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8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6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40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113" style:family="table-cell" style:parent-style-name="Default">
      <style:table-cell-properties fo:border-bottom="1.5pt solid #ff0000" fo:background-color="#cccccc" fo:border-left="1.76pt solid #000000" fo:border-right="none" fo:border-top="none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>
      <style:table-cell-properties fo:border-bottom="0.74pt solid #000000" fo:border-left="0.74pt solid #000000" fo:border-right="none" fo:border-top="none"/>
    </style:style>
    <style:style style:name="ce117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273" style:family="table-cell" style:parent-style-name="Default">
      <style:table-cell-properties fo:border-bottom="none" fo:background-color="#dddddd" fo:border-left="1.76pt solid #000000" fo:border-right="none" fo:border-top="0.06pt solid #000000"/>
    </style:style>
    <style:style style:name="ce274" style:family="table-cell" style:parent-style-name="Default">
      <style:table-cell-properties fo:border-bottom="1.76pt solid #000000" fo:background-color="#dddddd" fo:border-left="1.76pt solid #000000" fo:border-right="none" fo:border-top="none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132" style:family="table-cell" style:parent-style-name="Default">
      <style:table-cell-properties fo:border-bottom="1.5pt solid #ff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43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44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0.74pt solid #000000"/>
    </style:style>
    <style:style style:name="ce156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24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48" style:family="table-cell" style:parent-style-name="Default">
      <style:table-cell-properties fo:border-bottom="1.76pt solid #000000" fo:background-color="#dddddd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54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188" style:family="table-cell" style:parent-style-name="Default">
      <style:table-cell-properties fo:border-bottom="1.5pt solid #ff0000" fo:background-color="#cccccc" fo:border-left="0.06pt solid #000000" fo:border-right="none" fo:border-top="none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cccccc" fo:border-left="1.5pt solid #ff0000" fo:border-right="1.25pt solid #000000" fo:border-top="1.76pt solid #000000"/>
    </style:style>
    <style:style style:name="ce205" style:family="table-cell" style:parent-style-name="Default">
      <style:table-cell-properties fo:border-bottom="0.06pt solid #000000" fo:border-left="1.5pt solid #ff0000" fo:border-right="1.25pt solid #000000" fo:border-top="none"/>
    </style:style>
    <style:style style:name="ce206" style:family="table-cell" style:parent-style-name="Default">
      <style:table-cell-properties fo:border-bottom="none" fo:border-left="1.5pt solid #ff0000" fo:border-right="1.25pt solid #000000" fo:border-top="0.06pt solid #000000"/>
    </style:style>
    <style:style style:name="ce207" style:family="table-cell" style:parent-style-name="Default">
      <style:table-cell-properties fo:border-bottom="1.25pt solid #000000" fo:border-left="1.5pt solid #ff0000" fo:border-right="1.25pt solid #000000" fo:border-top="none"/>
    </style:style>
    <style:style style:name="ce208" style:family="table-cell" style:parent-style-name="Default">
      <style:table-cell-properties fo:border-bottom="none" fo:background-color="#cccccc" fo:border-left="1.5pt solid #ff0000" fo:border-right="1.25pt solid #000000" fo:border-top="1.25pt solid #000000"/>
    </style:style>
    <style:style style:name="ce209" style:family="table-cell" style:parent-style-name="Default">
      <style:table-cell-properties fo:border-bottom="1.5pt solid #ff0000" fo:border-left="1.5pt solid #ff0000" fo:border-right="1.25pt solid #000000" fo:border-top="none"/>
    </style:style>
    <style:style style:name="ce218" style:family="table-cell" style:parent-style-name="Default">
      <style:table-cell-properties fo:border-bottom="1.76pt solid #000000" fo:border-left="1.5pt solid #ff0000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232" style:family="table-cell" style:parent-style-name="Default">
      <style:table-cell-properties fo:border-bottom="1.5pt solid #ff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235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240" style:family="table-cell" style:parent-style-name="Default">
      <style:table-cell-properties fo:border-bottom="none" fo:background-color="#dddddd" fo:border-left="1.25pt solid #000000" fo:border-right="none" fo:border-top="1.76pt solid #000000"/>
    </style:style>
    <style:style style:name="ce237" style:family="table-cell" style:parent-style-name="Default">
      <style:table-cell-properties fo:border-bottom="0.06pt solid #000000" fo:background-color="#dddddd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244" style:family="table-cell" style:parent-style-name="Default">
      <style:table-cell-properties fo:border-bottom="none" fo:background-color="transparent" fo:border-left="1.25pt solid #000000" fo:border-right="none" fo:border-top="1.25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145" style:family="table-cell" style:parent-style-name="Default">
      <style:table-cell-properties fo:border-bottom="none" fo:background-color="#dddddd" fo:border-left="1.76pt solid #000000" fo:border-right="none" fo:border-top="1.25pt solid #000000"/>
    </style:style>
    <style:style style:name="ce250" style:family="table-cell" style:parent-style-name="Default">
      <style:table-cell-properties fo:border-bottom="none" fo:background-color="#dddddd" fo:border-left="1.76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255" style:family="table-cell" style:parent-style-name="Default">
      <style:table-cell-properties fo:border-bottom="1.5pt solid #ff0000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1.7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260" style:family="table-cell" style:parent-style-name="Default">
      <style:table-cell-properties fo:border-bottom="none" fo:background-color="#dddddd" fo:border-left="none" fo:border-right="none" fo:border-top="1.25pt solid #000000"/>
    </style:style>
    <style:style style:name="ce261" style:family="table-cell" style:parent-style-name="Default">
      <style:table-cell-properties fo:background-color="#dddddd" fo:border="none"/>
    </style:style>
    <style:style style:name="ce262" style:family="table-cell" style:parent-style-name="Default">
      <style:table-cell-properties fo:border-bottom="1.76pt solid #000000" fo:background-color="#dddddd" fo:border-left="none" fo:border-right="none" fo:border-top="none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1.25pt solid #000000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7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9" style:family="table-cell" style:parent-style-name="Default">
      <style:table-cell-properties fo:border-bottom="1.76pt solid #000000" fo:background-color="#dddddd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277" style:family="table-cell" style:parent-style-name="Default">
      <style:table-cell-properties fo:border-bottom="1.5pt solid #ff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93" style:family="table-cell" style:parent-style-name="Default">
      <style:table-cell-properties fo:border-bottom="none" fo:background-color="#dddddd" fo:border-left="none" fo:border-right="1.76pt solid #000000" fo:border-top="1.25pt solid #000000"/>
    </style:style>
    <style:style style:name="ce294" style:family="table-cell" style:parent-style-name="Default">
      <style:table-cell-properties fo:border-bottom="0.06pt solid #000000" fo:background-color="#dddddd" fo:border-left="none" fo:border-right="1.76pt solid #000000" fo:border-top="none"/>
    </style:style>
    <style:style style:name="ce289" style:family="table-cell" style:parent-style-name="Default">
      <style:table-cell-properties fo:border-bottom="none" fo:background-color="#dddddd" fo:border-left="none" fo:border-right="1.76pt solid #000000" fo:border-top="0.06pt solid #000000"/>
    </style:style>
    <style:style style:name="ce290" style:family="table-cell" style:parent-style-name="Default">
      <style:table-cell-properties fo:border-bottom="1.76pt solid #000000" fo:background-color="#dddddd" fo:border-left="none" fo:border-right="1.76pt solid #000000" fo:border-top="none"/>
    </style:style>
    <style:style style:name="ce220" style:family="table-cell" style:parent-style-name="Default">
      <style:table-cell-properties fo:border-bottom="none" fo:background-color="#dddddd" fo:border-left="none" fo:border-right="1.25pt solid #000000" fo:border-top="1.25pt solid #000000"/>
    </style:style>
    <style:style style:name="ce292" style:family="table-cell" style:parent-style-name="Default">
      <style:table-cell-properties fo:border-bottom="none" fo:background-color="#dddddd" fo:border-left="none" fo:border-right="1.25pt solid #000000" fo:border-top="none"/>
    </style:style>
    <style:style style:name="ce295" style:family="table-cell" style:parent-style-name="Default">
      <style:table-cell-properties fo:border-bottom="1.76pt solid #000000" fo:background-color="#dddddd" fo:border-left="none" fo:border-right="1.25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298" style:family="table-cell" style:parent-style-name="Default">
      <style:table-cell-properties fo:border-bottom="1.5pt solid #ff0000" fo:border-left="1.76pt solid #000000" fo:border-right="none" fo:border-top="none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141" style:family="table-cell" style:parent-style-name="Default">
      <style:table-cell-properties fo:border-bottom="none" fo:background-color="#dddddd" fo:border-left="1.76pt solid #000000" fo:border-right="none" fo:border-top="1.76pt solid #000000"/>
    </style:style>
    <style:style style:name="ce142" style:family="table-cell" style:parent-style-name="Default">
      <style:table-cell-properties fo:border-bottom="0.06pt solid #000000" fo:background-color="#dddddd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309" style:family="table-cell" style:parent-style-name="Default">
      <style:table-cell-properties fo:border-bottom="1.5pt solid #ff0000" fo:border-left="none" fo:border-right="1.25pt solid #000000" fo:border-top="none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238" style:family="table-cell" style:parent-style-name="Default">
      <style:table-cell-properties fo:border-bottom="none" fo:background-color="#dddddd" fo:border-left="1.25pt solid #000000" fo:border-right="none" fo:border-top="0.06pt solid #000000"/>
    </style:style>
    <style:style style:name="ce315" style:family="table-cell" style:parent-style-name="Default">
      <style:table-cell-properties fo:border-bottom="1.25pt solid #000000" fo:background-color="#dddddd" fo:border-left="1.25pt solid #000000" fo:border-right="none" fo:border-top="none"/>
    </style:style>
    <style:style style:name="ce239" style:family="table-cell" style:parent-style-name="Default">
      <style:table-cell-properties fo:border-bottom="1.76pt solid #000000" fo:background-color="#dddddd" fo:border-left="1.25pt solid #000000" fo:border-right="none" fo:border-top="none"/>
    </style:style>
    <style:style style:name="ce317" style:family="table-cell" style:parent-style-name="Default">
      <style:table-cell-properties fo:border-bottom="1.25pt solid #000000" fo:background-color="#dddddd" fo:border-left="none" fo:border-right="0.06pt solid #000000" fo:border-top="none"/>
    </style:style>
    <style:style style:name="ce318" style:family="table-cell" style:parent-style-name="Default">
      <style:table-cell-properties fo:border-bottom="1.5pt solid #ff0000" fo:border-left="0.06pt solid #000000" fo:border-right="none" fo:border-top="none"/>
    </style:style>
    <style:style style:name="ce279" style:family="table-cell" style:parent-style-name="Default">
      <style:table-cell-properties fo:border-bottom="1.25pt solid #000000" fo:background-color="#dddddd" fo:border-left="0.06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322" style:family="table-cell" style:parent-style-name="Default">
      <style:table-cell-properties fo:border-bottom="1.5pt solid #ff0000" fo:background-color="#cccccc" fo:border-left="none" fo:border-right="1.76pt solid #000000" fo:border-top="none"/>
    </style:style>
    <style:style style:name="ce323" style:family="table-cell" style:parent-style-name="Default">
      <style:table-cell-properties fo:border-bottom="1.25pt solid #000000" fo:background-color="#dddddd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7"/>
        <table:table-column table:style-name="co2" table:default-cell-style-name="ce39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21" office:value-type="float" office:value="0" calcext:value-type="float">
            <text:p>0</text:p>
          </table:table-cell>
          <table:table-cell table:style-name="ce25" table:formula="of:=[.B2]+1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3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/>
          <table:table-cell table:style-name="ce22" table:formula="of:=[.C2]+1" office:value-type="float" office:value="2" calcext:value-type="float">
            <text:p>2</text:p>
          </table:table-cell>
          <table:table-cell table:style-name="ce26" table:formula="of:=[.B3]+1" office:value-type="float" office:value="3" calcext:value-type="float">
            <text:p>3</text:p>
          </table:table-cell>
          <table:table-cell table:style-name="ce30" table:formula="of:=[.E2]+1" office:value-type="float" office:value="6" calcext:value-type="float">
            <text:p>6</text:p>
          </table:table-cell>
          <table:table-cell table:style-name="ce3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 table:number-columns-repeated="3"/>
        </table:table-row>
        <table:table-row table:style-name="ro2">
          <table:table-cell/>
          <table:table-cell table:style-name="ce23" office:value-type="float" office:value="8" calcext:value-type="float">
            <text:p>8</text:p>
          </table:table-cell>
          <table:table-cell table:style-name="ce27" table:formula="of:=[.B4]+1" office:value-type="float" office:value="9" calcext:value-type="float">
            <text:p>9</text:p>
          </table:table-cell>
          <table:table-cell table:style-name="ce31" office:value-type="float" office:value="12" calcext:value-type="float">
            <text:p>12</text:p>
          </table:table-cell>
          <table:table-cell table:style-name="ce35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3"/>
        </table:table-row>
        <table:table-row table:style-name="ro2">
          <table:table-cell/>
          <table:table-cell table:style-name="ce24" table:formula="of:=[.C4]+1" office:value-type="float" office:value="10" calcext:value-type="float">
            <text:p>10</text:p>
          </table:table-cell>
          <table:table-cell table:style-name="ce28" table:formula="of:=[.B5]+1" office:value-type="float" office:value="11" calcext:value-type="float">
            <text:p>11</text:p>
          </table:table-cell>
          <table:table-cell table:style-name="ce32" table:formula="of:=[.E4]+1" office:value-type="float" office:value="14" calcext:value-type="float">
            <text:p>14</text:p>
          </table:table-cell>
          <table:table-cell table:style-name="ce36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40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3"/>
        </table:table-row>
      </table:table>
      <table:table table:name="Screen" table:style-name="ta1">
        <table:table-column table:style-name="co5" table:default-cell-style-name="ce41"/>
        <table:table-column table:style-name="co5" table:number-columns-repeated="16" table:default-cell-style-name="Default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41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]*BaseRnd+[.U3]" office:value-type="float" office:value="42" calcext:value-type="float">
            <text:p>42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]*BaseRnd+[.U4]" office:value-type="float" office:value="8" calcext:value-type="float">
            <text:p>8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]*BaseRnd+[.U5]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6]*BaseRnd+[.U6]" office:value-type="float" office:value="94" calcext:value-type="float">
            <text:p>94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7]*BaseRnd+[.U7]" office:value-type="float" office:value="23" calcext:value-type="float">
            <text:p>23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8]*BaseRnd+[.U8]" office:value-type="float" office:value="79" calcext:value-type="float">
            <text:p>79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9]*BaseRnd+[.U9]" office:value-type="float" office:value="45" calcext:value-type="float">
            <text:p>45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0]*BaseRnd+[.U10]" office:value-type="float" office:value="33" calcext:value-type="float">
            <text:p>33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41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1]*BaseRnd+[.U11]" office:value-type="float" office:value="41" calcext:value-type="float">
            <text:p>41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2]*BaseRnd+[.U12]" office:value-type="float" office:value="85" calcext:value-type="float">
            <text:p>8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3]*BaseRnd+[.U13]" office:value-type="float" office:value="53" calcext:value-type="float">
            <text:p>53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4]*BaseRnd+[.U14]" office:value-type="float" office:value="81" calcext:value-type="float">
            <text:p>81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5]*BaseRnd+[.U15]" office:value-type="float" office:value="77" calcext:value-type="float">
            <text:p>77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6]*BaseRnd+[.U16]" office:value-type="float" office:value="3" calcext:value-type="float">
            <text:p>3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7]*BaseRnd+[.U17]" office:value-type="float" office:value="66" calcext:value-type="float">
            <text:p>66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8]*BaseRnd+[.U18]" office:value-type="float" office:value="45" calcext:value-type="float">
            <text:p>45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9]*BaseRnd+[.U19]" office:value-type="float" office:value="71" calcext:value-type="float">
            <text:p>7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0]*BaseRnd+[.U20]" office:value-type="float" office:value="106" calcext:value-type="float">
            <text:p>106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1]*BaseRnd+[.U21]" office:value-type="float" office:value="118" calcext:value-type="float">
            <text:p>118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2]*BaseRnd+[.U22]" office:value-type="float" office:value="118" calcext:value-type="float">
            <text:p>118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3]*BaseRnd+[.U23]" office:value-type="float" office:value="100" calcext:value-type="float">
            <text:p>100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4]*BaseRnd+[.U24]" office:value-type="float" office:value="58" calcext:value-type="float">
            <text:p>58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166"/>
          <table:table-cell table:style-name="ce214"/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5]*BaseRnd+[.U25]" office:value-type="float" office:value="11" calcext:value-type="float">
            <text:p>1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6]*BaseRnd+[.U26]" office:value-type="float" office:value="34" calcext:value-type="float">
            <text:p>34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7]*BaseRnd+[.U27]" office:value-type="float" office:value="13" calcext:value-type="float">
            <text:p>13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8]*BaseRnd+[.U28]" office:value-type="float" office:value="13" calcext:value-type="float">
            <text:p>13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number-columns-repeated="3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9]*BaseRnd+[.U29]" office:value-type="float" office:value="31" calcext:value-type="float">
            <text:p>31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0]*BaseRnd+[.U30]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1]*BaseRnd+[.U31]" office:value-type="float" office:value="125" calcext:value-type="float">
            <text:p>125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2]*BaseRnd+[.U32]" office:value-type="float" office:value="95" calcext:value-type="float">
            <text:p>95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3]*BaseRnd+[.U33]" office:value-type="float" office:value="8" calcext:value-type="float">
            <text:p>8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4]*BaseRnd+[.U34]" office:value-type="float" office:value="71" calcext:value-type="float">
            <text:p>71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5]*BaseRnd+[.U35]" office:value-type="float" office:value="68" calcext:value-type="float">
            <text:p>6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6]*BaseRnd+[.U36]" office:value-type="float" office:value="20" calcext:value-type="float">
            <text:p>20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7]*BaseRnd+[.U37]" office:value-type="float" office:value="33" calcext:value-type="float">
            <text:p>33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8]*BaseRnd+[.U38]" office:value-type="float" office:value="109" calcext:value-type="float">
            <text:p>109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9]*BaseRnd+[.U39]" office:value-type="float" office:value="78" calcext:value-type="float">
            <text:p>78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0]*BaseRnd+[.U40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1]*BaseRnd+[.U41]" office:value-type="float" office:value="71" calcext:value-type="float">
            <text:p>71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2]*BaseRnd+[.U42]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3]*BaseRnd+[.U43]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4]*BaseRnd+[.U44]"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5]*BaseRnd+[.U45]" office:value-type="float" office:value="119" calcext:value-type="float">
            <text:p>119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6]*BaseRnd+[.U46]" office:value-type="float" office:value="31" calcext:value-type="float">
            <text:p>31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7]*BaseRnd+[.U47]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8]*BaseRnd+[.U48]" office:value-type="float" office:value="65" calcext:value-type="float">
            <text:p>65</text:p>
          </table:table-cell>
          <table:table-cell table:number-columns-repeated="1001"/>
        </table:table-row>
        <table:table-row table:style-name="ro1">
          <table:table-cell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9]*BaseRnd+[.U49]" office:value-type="float" office:value="71" calcext:value-type="float">
            <text:p>71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0]*BaseRnd+[.U50]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51]*BaseRnd+[.U51]" office:value-type="float" office:value="85" calcext:value-type="float">
            <text:p>85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2]*BaseRnd+[.U52]" office:value-type="float" office:value="36" calcext:value-type="float">
            <text:p>36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3]*BaseRnd+[.U53]" office:value-type="float" office:value="59" calcext:value-type="float">
            <text:p>59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aseRnd" table:base-cell-address="$Screen.$U$2" table:cell-range-address="$Screen.$U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7T12:44:23.337000000</meta:creation-date>
    <meta:print-date>2022-08-17T12:54:59.590000000</meta:print-date>
    <dc:date>2022-11-22T21:46:18.487000000</dc:date>
    <meta:editing-duration>PT5H22M41S</meta:editing-duration>
    <meta:editing-cycles>8</meta:editing-cycles>
    <meta:generator>LibreOffice/7.1.4.2$Windows_X86_64 LibreOffice_project/a529a4fab45b75fefc5b6226684193eb000654f6</meta:generator>
    <meta:document-statistic meta:table-count="2" meta:cell-count="435" meta:object-count="0"/>
  </office:meta>
</office:document-meta>
</file>